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ion des tables :</text:p>
      <text:p text:style-name="Standard"/>
      <text:p text:style-name="Standard"><text:tab/>Table Joueur(<text:span text:style-name="T1">pseudo,</text:span>mdp ,nom,prenom )</text:p>
      <text:p text:style-name="Standard"/>
      <text:p text:style-name="Standard">CREATE TABLE Joueur(pseudo TEXT,mdp TEXT,nom TEXT,prenom TEXT,CONSTRAINT pk_pseudo PRIMARY KEY(pseudo)) ;</text:p>
      <text:p text:style-name="Standard"><text:tab/> </text:p>
      <text:p text:style-name="Standard"><text:tab/>Table TablePoker(idTable,pot,flop1,flop2,flop3,turn,river)</text:p>
      <text:p text:style-name="Standard"/>
      <text:p text:style-name="Standard">CREATE TABLE TablePoker(idTable int, pot float, flop1 char(3),flop2 char(3),flop3 char(3),turn char(3),river char(3), CONSTRAINT pk_TablePoker PRIMARY KEY(TablePoker)) ;</text:p>
      <text:p text:style-name="Standard"/>
      <text:p text:style-name="Standard"><text:tab/>Table JoueurPoker(<text:span text:style-name="T1">idTable*,pseudo*</text:span><text:span text:style-name="T2">,carte1,carte2,pot,ajoue,estcouche)</text:span></text:p>
      <text:p text:style-name="Standard"><text:span text:style-name="T2"/></text:p>
      <text:p text:style-name="Standard"><text:span text:style-name="T2">CREATE TABLE JoueurPoker(idTable int,pseudo text,carte1 char(3),carte2 char(3),pot int , ajoue int,estcouche int,CONSTRAINT pk_JoueurCarte PRIMARY KEY (idTable,pseudo),CONSTRAINT fk_Table FOREIGN KEY (idTable) REFERENCES TablePoker(idTable), <text:s/>CONSTRAINT fk_pseudo FOREIGN KEY (pseudo) REFERENCES Joueur(pseudo)) ;</text:span></text:p>
      <text:p text:style-name="Standard"><text:span text:style-name="T2"/></text:p>
      <text:p text:style-name="Standard"><text:span text:style-name="T2">Je t'explique comment je vois le truc : </text:span></text:p>
      <text:list xml:id="list4823797919075293401" text:style-name="L1">
        <text:list-item>
          <text:list>
            <text:list-item>
              <text:p text:style-name="P1"><text:span text:style-name="T2">au debut de chaque donne on modifie les cartes presente dans toutes les tables</text:span></text:p>
            </text:list-item>
            <text:list-item>
              <text:p text:style-name="P1"><text:span text:style-name="T2">des qu'un joueur mise on baisse son pot et on augmente le pot de la table</text:span></text:p>
            </text:list-item>
            <text:list-item>
              <text:p text:style-name="P1"><text:span text:style-name="T2">si il a misé ou relancé alors on passe le ajoué a 1 (cad True)</text:span></text:p>
            </text:list-item>
            <text:list-item>
              <text:p text:style-name="P1"><text:span text:style-name="T2">si il se couche on passe le estcouche a 1</text:span></text:p>
            </text:list-item>
            <text:list-item>
              <text:p text:style-name="P1"><text:span text:style-name="T2">et on recommence a chaque nouvelle donne de carte</text:span></text:p>
            </text:list-item>
          </text:list>
        </text:list-item>
      </text:list>
      <text:p text:style-name="Standard"><text:span text:style-name="T2"/></text:p>
      <text:p text:style-name="Standard"><text:span text:style-name="T2">Comme ça on a toute les infos dans les tables ca facilite le fait qu l'on puisse jouer soit en JavaScript ou en Android.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4T15:19:34.35</meta:creation-date>
    <dc:date>2015-03-14T15:37:00.58</dc:date>
    <meta:editing-duration>PT17M24S</meta:editing-duration>
    <meta:editing-cycles>7</meta:editing-cycles>
    <meta:generator>OpenOffice/4.1.1$Win32 OpenOffice.org_project/411m6$Build-9775</meta:generator>
    <meta:document-statistic meta:table-count="0" meta:image-count="0" meta:object-count="0" meta:page-count="1" meta:paragraph-count="15" meta:word-count="171" meta:character-count="1245"/>
  </office:meta>
</office:document-meta>
</file>